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officeooo:paragraph-rsid="001c0a4e"/>
    </style:style>
    <style:style style:name="P5" style:family="paragraph" style:parent-style-name="Exalted">
      <style:text-properties fo:language="en" fo:country="US" officeooo:paragraph-rsid="001e0c63"/>
    </style:style>
    <style:style style:name="P6" style:family="paragraph" style:parent-style-name="Exalted">
      <style:text-properties fo:language="en" fo:country="US" officeooo:paragraph-rsid="0033c246"/>
    </style:style>
    <style:style style:name="P7" style:family="paragraph" style:parent-style-name="Exalted">
      <style:text-properties fo:language="en" fo:country="US" officeooo:rsid="0025d998" officeooo:paragraph-rsid="003895cb"/>
    </style:style>
    <style:style style:name="P8" style:family="paragraph" style:parent-style-name="Exalted">
      <style:text-properties officeooo:paragraph-rsid="001cdfb0"/>
    </style:style>
    <style:style style:name="P9" style:family="paragraph" style:parent-style-name="Exalted">
      <style:text-properties officeooo:paragraph-rsid="0025d998"/>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Heading_20_3">
      <style:text-properties fo:language="en" fo:country="US" officeooo:paragraph-rsid="00356d77"/>
    </style:style>
    <style:style style:name="P13" style:family="paragraph" style:parent-style-name="Heading_20_3">
      <style:text-properties fo:color="#3d85c6" loext:opacity="100%" style:font-name="Goudy" fo:font-size="12pt" fo:language="en" fo:country="US" officeooo:rsid="001cdfb0" officeooo:paragraph-rsid="001cdfb0" style:letter-kerning="false" style:font-name-asian="Modern Antiqua1" style:font-size-asian="12pt" style:language-asian="zh" style:country-asian="CN" style:font-name-complex="Modern Antiqua1" style:font-size-complex="12pt" style:language-complex="hi" style:country-complex="IN"/>
    </style:style>
    <style:style style:name="P14" style:family="paragraph" style:parent-style-name="Exalted">
      <style:text-properties style:use-window-font-color="true" loext:opacity="0%" style:font-name="Times New Roman" fo:font-size="10pt" fo:language="en" fo:country="US" officeooo:rsid="0040c333" officeooo:paragraph-rsid="003f7f86"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Exalted">
      <style:text-properties fo:language="en" fo:country="US"/>
    </style:style>
    <style:style style:name="P16" style:family="paragraph" style:parent-style-name="Exalted" style:list-style-name="Exalt_20_Dot">
      <style:text-properties fo:language="en" fo:country="US" officeooo:rsid="00410dad" officeooo:paragraph-rsid="003f7f86"/>
    </style:style>
    <style:style style:name="P17" style:family="paragraph" style:parent-style-name="Exalted" style:list-style-name="Exalt_20_Dot">
      <style:text-properties fo:language="en" fo:country="US" officeooo:rsid="0041e356" officeooo:paragraph-rsid="003f7f86"/>
    </style:style>
    <style:style style:name="P18" style:family="paragraph" style:parent-style-name="Exalted">
      <style:text-properties fo:language="en" fo:country="US" officeooo:paragraph-rsid="003f7f86"/>
    </style:style>
    <style:style style:name="P19" style:family="paragraph" style:parent-style-name="Exalted">
      <style:text-properties fo:language="en" fo:country="US" officeooo:rsid="003b4782" officeooo:paragraph-rsid="003f7f86"/>
    </style:style>
    <style:style style:name="P20" style:family="paragraph" style:parent-style-name="Heading_20_2" style:master-page-name="Standard">
      <style:paragraph-properties style:page-number="1"/>
      <style:text-properties fo:language="en" fo:country="US"/>
    </style:style>
    <style:style style:name="P21" style:family="paragraph" style:parent-style-name="Heading_20_2">
      <style:text-properties fo:language="en" fo:country="US" officeooo:paragraph-rsid="0032bf57"/>
    </style:style>
    <style:style style:name="P22" style:family="paragraph" style:parent-style-name="Heading_20_2">
      <style:text-properties fo:language="en" fo:country="US" officeooo:paragraph-rsid="003f7f86"/>
    </style:style>
    <style:style style:name="P23" style:family="paragraph" style:parent-style-name="Heading_20_3">
      <style:text-properties officeooo:paragraph-rsid="003f7f8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56632" style:font-weight-asian="bold" style:font-weight-complex="bold"/>
    </style:style>
    <style:style style:name="T4" style:family="text">
      <style:text-properties fo:font-weight="bold" officeooo:rsid="001378dd" style:font-weight-asian="bold" style:font-weight-complex="bold"/>
    </style:style>
    <style:style style:name="T5" style:family="text">
      <style:text-properties fo:font-weight="bold" officeooo:rsid="0033c246" style:font-weight-asian="bold" style:font-weight-complex="bold"/>
    </style:style>
    <style:style style:name="T6" style:family="text">
      <style:text-properties fo:font-style="italic" style:font-style-asian="italic"/>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1ff709"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1cca0"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331f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3ca65a"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3df334"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40c333"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41e35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25d998"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3852ab"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95cb"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470256"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41e3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42c5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449c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font-weight="normal" officeooo:rsid="003abc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font-weight="normal" officeooo:rsid="003c22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 style:family="text">
      <style:text-properties style:use-window-font-color="true" loext:opacity="0%" style:font-name="Times New Roman" fo:font-size="10pt" fo:font-weight="normal" officeooo:rsid="003c6a9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font-weight="normal" officeooo:rsid="003dff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font-weight="normal" officeooo:rsid="003ce3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font-weight="normal" officeooo:rsid="004299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font-weight="normal" officeooo:rsid="004406c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1" style:family="text">
      <style:text-properties style:use-window-font-color="true" loext:opacity="0%" style:font-name="Times New Roman" fo:font-size="10pt" fo:font-style="italic" fo:font-weight="normal" officeooo:rsid="00449c6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2" style:family="text">
      <style:text-properties style:use-window-font-color="true" loext:opacity="0%" style:font-name="Times New Roman" fo:font-size="10pt" fo:font-style="normal" fo:font-weight="normal" officeooo:rsid="00449c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156632" style:font-weight-asian="normal" style:font-weight-complex="normal"/>
    </style:style>
    <style:style style:name="T35" style:family="text">
      <style:text-properties fo:font-weight="normal" officeooo:rsid="001378dd" style:font-weight-asian="normal" style:font-weight-complex="normal"/>
    </style:style>
    <style:style style:name="T36" style:family="text">
      <style:text-properties fo:font-weight="normal" officeooo:rsid="0033c246" style:font-weight-asian="normal" style:font-weight-complex="normal"/>
    </style:style>
    <style:style style:name="T37" style:family="text">
      <style:text-properties fo:font-weight="normal" officeooo:rsid="0033ce9c" style:font-weight-asian="normal" style:font-weight-complex="normal"/>
    </style:style>
    <style:style style:name="T38" style:family="text">
      <style:text-properties fo:font-weight="normal" officeooo:rsid="003ce3ed" style:font-weight-asian="normal" style:font-weight-complex="normal"/>
    </style:style>
    <style:style style:name="T39" style:family="text">
      <style:text-properties officeooo:rsid="001c0a4e"/>
    </style:style>
    <style:style style:name="T40" style:family="text">
      <style:text-properties officeooo:rsid="001cdfb0"/>
    </style:style>
    <style:style style:name="T41" style:family="text">
      <style:text-properties officeooo:rsid="001ff709"/>
    </style:style>
    <style:style style:name="T42" style:family="text">
      <style:text-properties officeooo:rsid="00410dad"/>
    </style:style>
    <style:style style:name="T43" style:family="text">
      <style:text-properties officeooo:rsid="0041e356"/>
    </style:style>
    <style:style style:name="T44" style:family="text">
      <style:text-properties officeooo:rsid="0033c246"/>
    </style:style>
    <style:style style:name="T45" style:family="text">
      <style:text-properties officeooo:rsid="004adcac"/>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20" text:outline-level="2">Character Creation</text:h>
        <text:h text:style-name="P11" text:outline-level="3">Supernal</text:h>
        <text:p text:style-name="P6"><text:span text:style-name="T44">In addition to their five Favored Abilities, the Solar gains a </text:span><text:span text:style-name="T5">Supernal</text:span><text:span text:style-name="T36"> Ability.</text:span></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11" text:outline-level="3">Expanded Mote Pool</text:h>
        <text:p text:style-name="P3">Solars gain an expanded Peripheral Mote pool: (Essence) + 5 additional Motes, bringing the total to:</text:p>
        <text:p text:style-name="P4"><text:span text:style-name="T1">Peripheral</text:span><text:tab/>(Essence) x3 <text:span text:style-name="T39">+ </text:span>20 </text:p>
        <text:h text:style-name="P11" text:outline-level="3">Defining Intimacy</text:h>
        <text:p text:style-name="P5">A Solar <text:span text:style-name="T6">must</text:span> choose a Defining Intimacy as one of their three intimacies.</text:p>
        <text:h text:style-name="P13" text:outline-level="3">Anima Arsenal</text:h>
        <text:p text:style-name="P8"><text:span text:style-name="T40">The Solar may form </text:span><text:span text:style-name="T41">an </text:span><text:span text:style-name="T40">armament out of their own Anima. </text:span><text:span text:style-name="T41">This armament is</text:span><text:span text:style-name="T8"> equivalent of Artifact 2, </text:span><text:span text:style-name="T9">including the bonus to stats. T</text:span><text:span text:style-name="T10">he armament is clearly magical.</text:span></text:p>
        <text:p text:style-name="P9"><text:span text:style-name="T10">P</text:span><text:span text:style-name="T15">rojects may be performed to increase the Anima weapons to higher Artifact ratings. </text:span></text:p>
        <text:h text:style-name="P12" text:outline-level="3">Solar Excellency</text:h>
        <text:p text:style-name="P7"><text:span text:style-name="T16">By spending a Strife Point, t</text:span><text:span text:style-name="T7">he </text:span><text:span text:style-name="T17">Solar may double a favored (or supernal) ability for the Scene. This effect carries over to derived Static values.</text:span></text:p>
        <text:h text:style-name="P22" text:outline-level="2">Soulfire</text:h>
        <text:p text:style-name="P19">The <text:span text:style-name="T11">boundless</text:span> essence of a Solar <text:span text:style-name="T12">is, in itself, a dangerous </text:span><text:span text:style-name="T13">weapon. With certain charms and actions, the Solar can lance out their anima itself as an extension of themselves.</text:span></text:p>
        <text:p text:style-name="P14">This Soulfire is particularly threatening to Creatures of Darkness.</text:p>
        <text:h text:style-name="P23" text:outline-level="3">Creatures of Darkness</text:h>
        <text:p text:style-name="P18">These are any Spirits, demons, or other supernatural creatures whose bodies and nature recoil at the sight of the <text:span text:style-name="T42">Sun and his Chosen. </text:span><text:span text:style-name="T43">The following are a broad stroke classification of Creatures of Darkness:</text:span></text:p>
        <text:list xml:id="list1013039446" text:style-name="Exalt_20_Dot">
          <text:list-item>
            <text:p text:style-name="P16"><text:span text:style-name="T14">D</text:span><text:span text:style-name="T7">enizen</text:span><text:span text:style-name="T14">s</text:span><text:span text:style-name="T7"> of the </text:span><text:span text:style-name="T30">Underworld</text:span><text:span text:style-name="T19">, such as ghosts, specters, and zombies, and even its champions, the </text:span><text:span text:style-name="T30">Abyssal</text:span><text:span text:style-name="T19"> Exalted.</text:span></text:p>
          </text:list-item>
          <text:list-item>
            <text:p text:style-name="P16"><text:span text:style-name="T19">Any </text:span><text:span text:style-name="T30">Spirits of the Night, </text:span><text:span text:style-name="T19">those gods and monsters of Creation that live in the shadows </text:span><text:span text:style-name="T20">of reality. </text:span><text:span text:style-name="T22">Luna and her chosen are </text:span><text:span text:style-name="T31">not</text:span><text:span text:style-name="T32"> part of this classification.</text:span></text:p>
          </text:list-item>
          <text:list-item>
            <text:p text:style-name="P17"><text:span text:style-name="T19">Demons descended from the </text:span><text:span text:style-name="T30">Ebon Dragon</text:span><text:span text:style-name="T19">.</text:span></text:p>
          </text:list-item>
        </text:list>
        <text:p text:style-name="P18"><text:span text:style-name="T20">Being classified as a Creature of Darkness does not belay some corruption of the heart—for example, many of the Night Spirits are dutiful citizens and stewards of the Unconquered Sun—it only represents that their very Essence cannot stand the incredible light </text:span><text:span text:style-name="T21">in front of them.</text:span></text:p>
        <text:h text:style-name="P10" text:outline-level="2">Castes</text:h>
        <text:h text:style-name="P11"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h text:style-name="P11"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h text:style-name="P11"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h text:style-name="P11" text:outline-level="3">Night</text:h>
        <text:p text:style-name="P3">The Night caste excels at secrecy and subtlety. By Spending a Strife Point the Night may choose at any time during the Scene to conceal or reveal their Anima Banner, up to Burning Level. </text:p>
        <text:h text:style-name="P11"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h text:style-name="P21" text:outline-level="2"><text:span text:style-name="T21"/></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18:50:15.288000000</dc:date>
    <meta:editing-cycles>64</meta:editing-cycles>
    <meta:editing-duration>PT5H47M32S</meta:editing-duration>
    <meta:generator>LibreOffice/7.0.4.2$Windows_X86_64 LibreOffice_project/dcf040e67528d9187c66b2379df5ea4407429775</meta:generator>
    <dc:creator>Samuel Smith</dc:creator>
    <meta:document-statistic meta:table-count="0" meta:image-count="0" meta:object-count="0" meta:page-count="1" meta:paragraph-count="40" meta:word-count="663" meta:character-count="3891" meta:non-whitespace-character-count="3269"/>
  </office:meta>
</office:document-meta>
</file>